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00000002000000020839EBFB02D09F2D6.png" manifest:media-type="image/png"/>
  <manifest:file-entry manifest:full-path="content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cm" svg:stroke-color="#000000" draw:marker-start-width="0.05cm" draw:marker-end-width="0.05cm" draw:fill="none" draw:textarea-horizontal-align="justify" draw:textarea-vertical-align="middle" draw:auto-grow-height="false" fo:min-height="0.539cm" fo:min-width="0.289cm" fo:padding-top="0.14cm" fo:padding-bottom="0.14cm" fo:padding-left="0.265cm" fo:padding-right="0.265cm"/>
    </style:style>
    <style:style style:name="gr2" style:family="graphic" style:parent-style-name="Object_20_with_20_no_20_fill_20_and_20_no_20_line">
      <style:graphic-properties draw:stroke="solid" svg:stroke-width="0.03cm" draw:marker-start-width="0.27cm" draw:marker-end-width="0.11cm" draw:textarea-horizontal-align="center" draw:textarea-vertical-align="middle" fo:padding-top="0.13cm" fo:padding-bottom="0.13cm" fo:padding-left="0.255cm" fo:padding-right="0.255cm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.03cm" svg:stroke-color="#000000" draw:marker-start-width="0.05cm" draw:marker-end-width="0.05cm" draw:fill="none" draw:textarea-horizontal-align="justify" draw:textarea-vertical-align="middle" draw:auto-grow-height="false" fo:min-height="0.536cm" fo:min-width="0.286cm" fo:padding-top="0.14cm" fo:padding-bottom="0.14cm" fo:padding-left="0.265cm" fo:padding-right="0.265cm"/>
    </style:style>
    <style:style style:name="gr5" style:family="graphic" style:parent-style-name="Object_20_with_20_no_20_fill_20_and_20_no_20_line">
      <style:graphic-properties draw:stroke="none" svg:stroke-width="0.02cm" svg:stroke-color="#000000" draw:marker-start-width="0.03cm" draw:marker-end-width="0.03cm" draw:textarea-horizontal-align="center" draw:textarea-vertical-align="middle" fo:padding-top="0.12cm" fo:padding-bottom="0.12cm" fo:padding-left="0.245cm" fo:padding-right="0.245cm" draw:ole-draw-aspect="1" style:protect="size"/>
    </style:style>
    <style:style style:name="gr6" style:family="graphic" style:parent-style-name="standard">
      <style:graphic-properties draw:stroke="solid" svg:stroke-width="0.03cm" svg:stroke-color="#000000" draw:marker-start-width="0.05cm" draw:marker-end-width="0.05cm" draw:fill="none" draw:textarea-horizontal-align="justify" draw:textarea-vertical-align="middle" draw:auto-grow-height="false" fo:min-height="0.53cm" fo:min-width="0.262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draw:marker-start-width="0.27cm" draw:marker-end="Arrowheads_20_1" draw:marker-end-width="0.15cm" draw:fill="none" draw:textarea-vertical-align="middle" fo:padding-top="0.13cm" fo:padding-bottom="0.13cm" fo:padding-left="0.255cm" fo:padding-right="0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143cm" svg:height="1.143cm" svg:x="2.216cm" svg:y="1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3" draw:id="id3" draw:layer="layout" svg:width="0.596cm" svg:height="0.561cm" svg:x="0.282cm" svg:y="2.1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xml:id="id1" draw:id="id1" draw:layer="layout" svg:width="0.717cm" svg:height="0.499cm" svg:x="0.281cm" svg:y="0.4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xml:id="id4" draw:id="id4" draw:layer="layout" svg:width="0.599cm" svg:height="0.563cm" svg:x="0.276cm" svg:y="3.94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xml:id="id9" draw:id="id9" draw:layer="layout" svg:width="0.788cm" svg:height="0.631cm" svg:x="4.017cm" svg:y="1.34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xml:id="id10" draw:id="id10" draw:layer="layout" svg:width="0.788cm" svg:height="0.631cm" svg:x="4.017cm" svg:y="3.0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xml:id="id11" draw:id="id11" draw:layer="layout" svg:width="0.788cm" svg:height="0.631cm" svg:x="4.017cm" svg:y="4.74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" xml:id="id12" draw:id="id12" draw:layer="layout" svg:width="0.787cm" svg:height="0.719cm" svg:x="4.017cm" svg:y="7.69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2" draw:layer="layout" svg:width="0.476cm" svg:height="0.395cm" svg:x="2.708cm" svg:y="6.44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2" draw:layer="layout" svg:width="0.476cm" svg:height="0.395cm" svg:x="4.086cm" svg:y="6.44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2" draw:layer="layout" svg:width="0.795cm" svg:height="0.568cm" svg:x="1.596cm" svg:y="0.56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2" draw:layer="layout" svg:width="0.971cm" svg:height="0.567cm" svg:x="0.915cm" svg:y="7.71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764cm" svg:height="0.63cm" svg:x="2.405cm" svg:y="1.34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4" draw:text-style-name="P1" draw:layer="layout" svg:width="1.14cm" svg:height="1.14cm" svg:x="12.297cm" svg:y="3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9" draw:id="id29" draw:layer="layout" svg:width="0.637cm" svg:height="0.565cm" svg:x="14.017cm" svg:y="4.03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2" xml:id="id25" draw:id="id25" draw:layer="layout" svg:width="1.171cm" svg:height="0.641cm" svg:x="12.282cm" svg:y="3.99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2" draw:layer="layout" svg:width="1.21cm" svg:height="0.576cm" svg:x="11.673cm" svg:y="0.61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2" draw:layer="layout" svg:width="1.387cm" svg:height="0.578cm" svg:x="11.814cm" svg:y="7.99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" draw:text-style-name="P2" xml:id="id13" draw:id="id13" draw:layer="layout" svg:width="0.721cm" svg:height="0.497cm" svg:x="4.279cm" svg:y="0.3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4" draw:text-style-name="P1" xml:id="id15" draw:id="id15" draw:layer="layout" svg:width="1.14cm" svg:height="1.14cm" svg:x="8.597cm" svg:y="1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7" draw:id="id17" draw:layer="layout" svg:width="1.14cm" svg:height="1.14cm" svg:x="8.607cm" svg:y="2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9" draw:id="id19" draw:layer="layout" svg:width="1.14cm" svg:height="1.14cm" svg:x="8.597cm" svg:y="4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86cm" svg:height="0.717cm" svg:x="8.737cm" svg:y="7.6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4" draw:text-style-name="P1" xml:id="id21" draw:id="id21" draw:layer="layout" svg:width="1.14cm" svg:height="1.14cm" svg:x="8.597cm" svg:y="7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6" draw:id="id16" draw:layer="layout" svg:width="0.882cm" svg:height="0.642cm" svg:x="10.317cm" svg:y="1.33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xml:id="id18" draw:id="id18" draw:layer="layout" svg:width="0.882cm" svg:height="0.641cm" svg:x="10.317cm" svg:y="3.03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xml:id="id20" draw:id="id20" draw:layer="layout" svg:width="0.882cm" svg:height="0.64cm" svg:x="10.317cm" svg:y="4.73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xml:id="id22" draw:id="id22" draw:layer="layout" svg:width="0.891cm" svg:height="0.724cm" svg:x="10.317cm" svg:y="7.69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2" draw:layer="layout" svg:width="0.474cm" svg:height="0.395cm" svg:x="8.949cm" svg:y="6.44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2" draw:layer="layout" svg:width="0.474cm" svg:height="0.395cm" svg:x="10.327cm" svg:y="6.44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2" draw:layer="layout" svg:width="0.857cm" svg:height="0.64cm" svg:x="8.739cm" svg:y="1.33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2" draw:layer="layout" svg:width="0.857cm" svg:height="0.641cm" svg:x="8.739cm" svg:y="3.03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2" draw:layer="layout" svg:width="0.86cm" svg:height="0.64cm" svg:x="8.737cm" svg:y="4.73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" draw:text-style-name="P2" xml:id="id23" draw:id="id23" draw:layer="layout" svg:width="0.719cm" svg:height="0.497cm" svg:x="10.509cm" svg:y="0.30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" draw:text-style-name="P2" draw:layer="layout" svg:width="0.658cm" svg:height="0.094cm" svg:x="6.4cm" svg:y="4.11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" draw:text-style-name="P2" draw:layer="layout" svg:width="0.889cm" svg:height="0.576cm" svg:x="7.883cm" svg:y="0.31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" draw:text-style-name="P2" draw:layer="layout" svg:width="1.067cm" svg:height="0.576cm" svg:x="7.247cm" svg:y="8.12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" draw:text-style-name="P2" xml:id="id14" draw:id="id14" draw:layer="layout" svg:width="0.721cm" svg:height="0.497cm" svg:x="6.713cm" svg:y="0.30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" draw:text-style-name="P2" draw:layer="layout" svg:width="0.475cm" svg:height="0.395cm" svg:x="0.276cm" svg:y="5.38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2" xml:id="id5" draw:id="id5" draw:layer="layout" svg:width="0.654cm" svg:height="0.602cm" svg:x="0.253cm" svg:y="6.65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1" draw:text-style-name="P1" draw:layer="layout" svg:width="1.143cm" svg:height="1.143cm" svg:x="12.296cm" svg:y="1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8" draw:id="id28" draw:layer="layout" svg:width="0.632cm" svg:height="0.564cm" svg:x="14.017cm" svg:y="1.924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2" xml:id="id24" draw:id="id24" draw:layer="layout" svg:width="1.17cm" svg:height="0.64cm" svg:x="12.282cm" svg:y="1.88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custom-shape draw:style-name="gr4" draw:text-style-name="P1" draw:layer="layout" svg:width="1.14cm" svg:height="1.14cm" svg:x="12.297cm" svg:y="6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30" draw:id="id30" draw:layer="layout" svg:width="0.73cm" svg:height="0.606cm" svg:x="14.017cm" svg:y="6.3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5" draw:text-style-name="P2" xml:id="id26" draw:id="id26" draw:layer="layout" svg:width="1.17cm" svg:height="0.681cm" svg:x="12.282cm" svg:y="6.32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1" draw:text-style-name="P1" xml:id="id6" draw:id="id6" draw:layer="layout" svg:width="1.143cm" svg:height="1.143cm" svg:x="2.216cm" svg:y="2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763cm" svg:height="0.631cm" svg:x="2.406cm" svg:y="3.0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6" draw:text-style-name="P1" xml:id="id7" draw:id="id7" draw:layer="layout" svg:width="1.12cm" svg:height="1.144cm" svg:x="2.239cm" svg:y="4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764cm" svg:height="0.63cm" svg:x="2.405cm" svg:y="4.7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1" draw:text-style-name="P1" xml:id="id8" draw:id="id8" draw:layer="layout" svg:width="1.143cm" svg:height="1.143cm" svg:x="2.216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777cm" svg:height="0.719cm" svg:x="2.459cm" svg:y="7.69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onnector draw:style-name="gr7" draw:text-style-name="P1" draw:layer="layout" draw:type="line" svg:x1="0.998cm" svg:y1="0.655cm" svg:x2="2.216cm" svg:y2="1.657cm" draw:start-shape="id1" draw:start-glue-point="1" draw:end-shape="id2" draw:end-glue-point="6" svg:d="M998 655l1218 1002" svg:viewBox="0 0 1219 1003">
          <text:p/>
        </draw:connector>
        <draw:connector draw:style-name="gr7" draw:text-style-name="P1" draw:layer="layout" draw:type="line" svg:x1="0.878cm" svg:y1="2.473cm" svg:x2="2.208cm" svg:y2="1.649cm" draw:start-shape="id3" draw:start-glue-point="1" svg:d="M878 2473l1330-824" svg:viewBox="0 0 1331 825">
          <text:p/>
        </draw:connector>
        <draw:connector draw:style-name="gr7" draw:text-style-name="P1" draw:layer="layout" draw:type="line" svg:x1="0.875cm" svg:y1="4.227cm" svg:x2="2.2cm" svg:y2="1.657cm" draw:start-shape="id4" draw:start-glue-point="1" svg:d="M875 4227l1325-2570" svg:viewBox="0 0 1326 2571">
          <text:p/>
        </draw:connector>
        <draw:connector draw:style-name="gr7" draw:text-style-name="P1" draw:layer="layout" draw:type="line" svg:x1="0.907cm" svg:y1="6.956cm" svg:x2="2.193cm" svg:y2="1.665cm" draw:start-shape="id5" draw:start-glue-point="1" svg:d="M907 6956l1286-5291" svg:viewBox="0 0 1287 5292">
          <text:p/>
        </draw:connector>
        <draw:connector draw:style-name="gr7" draw:text-style-name="P1" draw:layer="layout" draw:type="line" svg:x1="0.918cm" svg:y1="6.965cm" svg:x2="2.216cm" svg:y2="3.357cm" draw:end-shape="id6" draw:end-glue-point="6" svg:d="M918 6965l1298-3608" svg:viewBox="0 0 1299 3609">
          <text:p/>
        </draw:connector>
        <draw:connector draw:style-name="gr7" draw:text-style-name="P1" draw:layer="layout" draw:type="line" svg:x1="0.92cm" svg:y1="6.973cm" svg:x2="2.239cm" svg:y2="5.056cm" draw:end-shape="id7" draw:end-glue-point="6" svg:d="M920 6973l1319-1917" svg:viewBox="0 0 1320 1918">
          <text:p/>
        </draw:connector>
        <draw:connector draw:style-name="gr7" draw:text-style-name="P1" draw:layer="layout" draw:type="line" svg:x1="0.912cm" svg:y1="6.982cm" svg:x2="2.216cm" svg:y2="8.057cm" draw:end-shape="id8" draw:end-glue-point="6" svg:d="M912 6982l1304 1075" svg:viewBox="0 0 1305 1076">
          <text:p/>
        </draw:connector>
        <draw:connector draw:style-name="gr7" draw:text-style-name="P1" draw:layer="layout" draw:type="line" svg:x1="0.868cm" svg:y1="4.235cm" svg:x2="2.216cm" svg:y2="3.357cm" draw:end-shape="id6" draw:end-glue-point="6" svg:d="M868 4235l1348-878" svg:viewBox="0 0 1349 879">
          <text:p/>
        </draw:connector>
        <draw:connector draw:style-name="gr7" draw:text-style-name="P1" draw:layer="layout" draw:type="line" svg:x1="0.86cm" svg:y1="4.243cm" svg:x2="2.239cm" svg:y2="5.056cm" draw:end-shape="id7" draw:end-glue-point="6" svg:d="M860 4243l1379 813" svg:viewBox="0 0 1380 814">
          <text:p/>
        </draw:connector>
        <draw:connector draw:style-name="gr7" draw:text-style-name="P1" draw:layer="layout" draw:type="line" svg:x1="0.853cm" svg:y1="4.236cm" svg:x2="2.216cm" svg:y2="8.057cm" draw:end-shape="id8" draw:end-glue-point="6" svg:d="M853 4236l1363 3821" svg:viewBox="0 0 1364 3822">
          <text:p/>
        </draw:connector>
        <draw:connector draw:style-name="gr7" draw:text-style-name="P1" draw:layer="layout" draw:type="line" svg:x1="0.87cm" svg:y1="2.481cm" svg:x2="2.216cm" svg:y2="3.357cm" draw:end-shape="id6" draw:end-glue-point="6" svg:d="M870 2481l1346 876" svg:viewBox="0 0 1347 877">
          <text:p/>
        </draw:connector>
        <draw:connector draw:style-name="gr7" draw:text-style-name="P1" draw:layer="layout" draw:type="line" svg:x1="0.862cm" svg:y1="2.473cm" svg:x2="2.239cm" svg:y2="5.056cm" draw:end-shape="id7" draw:end-glue-point="6" svg:d="M862 2473l1377 2583" svg:viewBox="0 0 1378 2584">
          <text:p/>
        </draw:connector>
        <draw:connector draw:style-name="gr7" draw:text-style-name="P1" draw:layer="layout" draw:type="line" svg:x1="0.855cm" svg:y1="2.466cm" svg:x2="2.216cm" svg:y2="8.057cm" draw:end-shape="id8" draw:end-glue-point="6" svg:d="M855 2466l1361 5591" svg:viewBox="0 0 1362 5592">
          <text:p/>
        </draw:connector>
        <draw:connector draw:style-name="gr7" draw:text-style-name="P1" draw:layer="layout" draw:type="line" svg:x1="1.006cm" svg:y1="0.647cm" svg:x2="2.216cm" svg:y2="3.357cm" draw:end-shape="id6" draw:end-glue-point="6" svg:d="M1006 647l1210 2710" svg:viewBox="0 0 1211 2711">
          <text:p/>
        </draw:connector>
        <draw:connector draw:style-name="gr7" draw:text-style-name="P1" draw:layer="layout" draw:type="line" svg:x1="1.002cm" svg:y1="0.639cm" svg:x2="2.239cm" svg:y2="5.056cm" draw:end-shape="id7" draw:end-glue-point="6" svg:d="M1002 639l1237 4417" svg:viewBox="0 0 1238 4418">
          <text:p/>
        </draw:connector>
        <draw:connector draw:style-name="gr7" draw:text-style-name="P1" draw:layer="layout" draw:type="line" svg:x1="1.011cm" svg:y1="0.632cm" svg:x2="2.216cm" svg:y2="8.057cm" draw:end-shape="id8" draw:end-glue-point="6" svg:d="M1011 632l1205 7425" svg:viewBox="0 0 1206 7426">
          <text:p/>
        </draw:connector>
        <draw:connector draw:style-name="gr7" draw:text-style-name="P1" draw:layer="layout" draw:type="line" svg:x1="3.359cm" svg:y1="1.657cm" svg:x2="4.017cm" svg:y2="1.656cm" draw:start-shape="id2" draw:start-glue-point="10" draw:end-shape="id9" draw:end-glue-point="3" svg:d="M3359 1657l658-1" svg:viewBox="0 0 659 2">
          <text:p/>
        </draw:connector>
        <draw:connector draw:style-name="gr7" draw:text-style-name="P1" draw:layer="layout" draw:type="line" svg:x1="3.359cm" svg:y1="3.357cm" svg:x2="4.017cm" svg:y2="3.356cm" draw:start-shape="id6" draw:start-glue-point="10" draw:end-shape="id10" draw:end-glue-point="3" svg:d="M3359 3357l658-1" svg:viewBox="0 0 659 2">
          <text:p/>
        </draw:connector>
        <draw:connector draw:style-name="gr7" draw:text-style-name="P1" draw:layer="layout" draw:type="line" svg:x1="3.359cm" svg:y1="5.056cm" svg:x2="4.017cm" svg:y2="5.056cm" draw:start-shape="id7" draw:start-glue-point="10" draw:end-shape="id11" draw:end-glue-point="3" svg:d="M3359 5056h658" svg:viewBox="0 0 659 1">
          <text:p/>
        </draw:connector>
        <draw:connector draw:style-name="gr7" draw:text-style-name="P1" draw:layer="layout" draw:type="line" svg:x1="3.359cm" svg:y1="8.057cm" svg:x2="4.017cm" svg:y2="8.056cm" draw:start-shape="id8" draw:start-glue-point="10" draw:end-shape="id12" draw:end-glue-point="3" svg:d="M3359 8057l658-1" svg:viewBox="0 0 659 2">
          <text:p/>
        </draw:connector>
        <draw:connector draw:style-name="gr7" draw:text-style-name="P1" draw:layer="layout" draw:type="line" svg:x1="4.851cm" svg:y1="1.658cm" svg:x2="5.509cm" svg:y2="1.657cm" svg:d="M4851 1658l658-1" svg:viewBox="0 0 659 2">
          <text:p/>
        </draw:connector>
        <draw:connector draw:style-name="gr7" draw:text-style-name="P1" draw:layer="layout" draw:type="line" svg:x1="4.851cm" svg:y1="3.358cm" svg:x2="5.509cm" svg:y2="3.357cm" svg:d="M4851 3358l658-1" svg:viewBox="0 0 659 2">
          <text:p/>
        </draw:connector>
        <draw:connector draw:style-name="gr7" draw:text-style-name="P1" draw:layer="layout" draw:type="line" svg:x1="4.852cm" svg:y1="5.056cm" svg:x2="5.51cm" svg:y2="5.056cm" svg:d="M4852 5056h658" svg:viewBox="0 0 659 1">
          <text:p/>
        </draw:connector>
        <draw:connector draw:style-name="gr7" draw:text-style-name="P1" draw:layer="layout" draw:type="line" svg:x1="4.851cm" svg:y1="8.058cm" svg:x2="5.509cm" svg:y2="8.057cm" svg:d="M4851 8058l658-1" svg:viewBox="0 0 659 2">
          <text:p/>
        </draw:connector>
        <draw:connector draw:style-name="gr7" draw:text-style-name="P1" draw:layer="layout" draw:type="line" svg:x1="7.943cm" svg:y1="1.659cm" svg:x2="8.601cm" svg:y2="1.658cm" svg:d="M7943 1659l658-1" svg:viewBox="0 0 659 2">
          <text:p/>
        </draw:connector>
        <draw:connector draw:style-name="gr7" draw:text-style-name="P1" draw:layer="layout" draw:type="line" svg:x1="7.943cm" svg:y1="3.359cm" svg:x2="8.601cm" svg:y2="3.358cm" svg:d="M7943 3359l658-1" svg:viewBox="0 0 659 2">
          <text:p/>
        </draw:connector>
        <draw:connector draw:style-name="gr7" draw:text-style-name="P1" draw:layer="layout" draw:type="line" svg:x1="7.945cm" svg:y1="5.056cm" svg:x2="8.603cm" svg:y2="5.056cm" svg:d="M7945 5056h658" svg:viewBox="0 0 659 1">
          <text:p/>
        </draw:connector>
        <draw:connector draw:style-name="gr7" draw:text-style-name="P1" draw:layer="layout" draw:type="line" svg:x1="7.943cm" svg:y1="8.059cm" svg:x2="8.601cm" svg:y2="8.058cm" svg:d="M7943 8059l658-1" svg:viewBox="0 0 659 2">
          <text:p/>
        </draw:connector>
        <draw:connector draw:style-name="gr7" draw:text-style-name="P1" draw:layer="layout" draw:type="line" svg:x1="5cm" svg:y1="0.549cm" svg:x2="5.494cm" svg:y2="1.081cm" draw:start-shape="id13" draw:start-glue-point="1" svg:d="M5000 549l494 532" svg:viewBox="0 0 495 533">
          <text:p/>
        </draw:connector>
        <draw:connector draw:style-name="gr7" draw:text-style-name="P1" draw:layer="layout" draw:type="line" svg:x1="7.434cm" svg:y1="0.549cm" svg:x2="7.986cm" svg:y2="1.073cm" draw:start-shape="id14" draw:start-glue-point="1" svg:d="M7434 549l552 524" svg:viewBox="0 0 553 525">
          <text:p/>
        </draw:connector>
        <draw:connector draw:style-name="gr7" draw:text-style-name="P1" draw:layer="layout" draw:type="line" svg:x1="9.737cm" svg:y1="1.656cm" svg:x2="10.317cm" svg:y2="1.656cm" draw:start-shape="id15" draw:start-glue-point="10" draw:end-shape="id16" draw:end-glue-point="3" svg:d="M9737 1656h580" svg:viewBox="0 0 581 1">
          <text:p/>
        </draw:connector>
        <draw:connector draw:style-name="gr7" draw:text-style-name="P1" draw:layer="layout" draw:type="line" svg:x1="9.747cm" svg:y1="3.356cm" svg:x2="10.317cm" svg:y2="3.356cm" draw:start-shape="id17" draw:start-glue-point="10" draw:end-shape="id18" draw:end-glue-point="3" svg:d="M9747 3356h570" svg:viewBox="0 0 571 1">
          <text:p/>
        </draw:connector>
        <draw:connector draw:style-name="gr7" draw:text-style-name="P1" draw:layer="layout" draw:type="line" svg:x1="9.737cm" svg:y1="5.056cm" svg:x2="10.317cm" svg:y2="5.056cm" draw:start-shape="id19" draw:start-glue-point="10" draw:end-shape="id20" draw:end-glue-point="3" svg:d="M9737 5056h580" svg:viewBox="0 0 581 1">
          <text:p/>
        </draw:connector>
        <draw:connector draw:style-name="gr7" draw:text-style-name="P1" draw:layer="layout" draw:type="line" svg:x1="9.737cm" svg:y1="8.056cm" svg:x2="10.317cm" svg:y2="8.056cm" draw:start-shape="id21" draw:start-glue-point="10" draw:end-shape="id22" draw:end-glue-point="3" svg:d="M9737 8056h580" svg:viewBox="0 0 581 1">
          <text:p/>
        </draw:connector>
        <draw:connector draw:style-name="gr7" draw:text-style-name="P1" draw:layer="layout" draw:type="line" svg:x1="11.228cm" svg:y1="0.552cm" svg:x2="12.282cm" svg:y2="2.206cm" draw:start-shape="id23" draw:start-glue-point="1" draw:end-shape="id24" draw:end-glue-point="3" svg:d="M11228 552l1054 1654" svg:viewBox="0 0 1055 1655">
          <text:p/>
        </draw:connector>
        <draw:connector draw:style-name="gr7" draw:text-style-name="P1" draw:layer="layout" draw:type="line" svg:x1="11.228cm" svg:y1="0.552cm" svg:x2="12.282cm" svg:y2="4.316cm" draw:start-shape="id23" draw:start-glue-point="1" draw:end-shape="id25" draw:end-glue-point="3" svg:d="M11228 552l1054 3764" svg:viewBox="0 0 1055 3765">
          <text:p/>
        </draw:connector>
        <draw:connector draw:style-name="gr7" draw:text-style-name="P1" draw:layer="layout" draw:type="line" svg:x1="11.228cm" svg:y1="0.552cm" svg:x2="12.282cm" svg:y2="6.666cm" draw:start-shape="id23" draw:start-glue-point="1" draw:end-shape="id26" draw:end-glue-point="3" svg:d="M11228 552l1054 6114" svg:viewBox="0 0 1055 6115">
          <text:p/>
        </draw:connector>
        <draw:connector draw:style-name="gr7" draw:text-style-name="P1" draw:layer="layout" draw:type="line" svg:x1="11.199cm" svg:y1="1.656cm" svg:x2="12.274cm" svg:y2="2.198cm" draw:start-shape="id16" draw:start-glue-point="1" svg:d="M11199 1656l1075 542" svg:viewBox="0 0 1076 543">
          <text:p/>
        </draw:connector>
        <draw:connector draw:style-name="gr7" draw:text-style-name="P1" draw:layer="layout" draw:type="line" svg:x1="11.192cm" svg:y1="1.648cm" svg:x2="12.282cm" svg:y2="4.316cm" draw:end-shape="id25" draw:end-glue-point="3" svg:d="M11192 1648l1090 2668" svg:viewBox="0 0 1091 2669">
          <text:p/>
        </draw:connector>
        <draw:connector draw:style-name="gr7" draw:text-style-name="P1" draw:layer="layout" draw:type="line" svg:x1="11.191cm" svg:y1="1.64cm" svg:x2="12.282cm" svg:y2="6.666cm" draw:end-shape="id26" draw:end-glue-point="3" svg:d="M11191 1640l1091 5026" svg:viewBox="0 0 1092 5027">
          <text:p/>
        </draw:connector>
        <draw:connector draw:style-name="gr7" draw:text-style-name="P1" draw:layer="layout" draw:type="line" svg:x1="11.199cm" svg:y1="3.356cm" svg:x2="12.267cm" svg:y2="2.19cm" draw:start-shape="id18" draw:start-glue-point="1" svg:d="M11199 3356l1068-1166" svg:viewBox="0 0 1069 1167">
          <text:p/>
        </draw:connector>
        <draw:connector draw:style-name="gr7" draw:text-style-name="P1" draw:layer="layout" draw:type="line" svg:x1="11.191cm" svg:y1="3.364cm" svg:x2="12.282cm" svg:y2="4.316cm" draw:end-shape="id25" draw:end-glue-point="3" svg:d="M11191 3364l1091 952" svg:viewBox="0 0 1092 953">
          <text:p/>
        </draw:connector>
        <draw:connector draw:style-name="gr7" draw:text-style-name="P1" draw:layer="layout" draw:type="line" svg:x1="11.184cm" svg:y1="3.356cm" svg:x2="12.282cm" svg:y2="6.666cm" draw:end-shape="id26" draw:end-glue-point="3" svg:d="M11184 3356l1098 3310" svg:viewBox="0 0 1099 3311">
          <text:p/>
        </draw:connector>
        <draw:connector draw:style-name="gr7" draw:text-style-name="P1" xml:id="id27" draw:id="id27" draw:layer="layout" draw:type="line" svg:x1="11.199cm" svg:y1="5.056cm" svg:x2="12.267cm" svg:y2="2.19cm" draw:start-shape="id20" draw:start-glue-point="1" svg:d="M11199 5056l1068-2866" svg:viewBox="0 0 1069 2867">
          <text:p/>
        </draw:connector>
        <draw:connector draw:style-name="gr7" draw:text-style-name="P1" draw:layer="layout" draw:type="line" svg:x1="11.2cm" svg:y1="5.064cm" svg:x2="12.282cm" svg:y2="4.316cm" draw:end-shape="id25" draw:end-glue-point="3" svg:d="M11200 5064l1082-748" svg:viewBox="0 0 1083 749">
          <text:p/>
        </draw:connector>
        <draw:connector draw:style-name="gr7" draw:text-style-name="P1" draw:layer="layout" draw:type="line" svg:x1="11.192cm" svg:y1="5.072cm" svg:x2="12.282cm" svg:y2="6.666cm" draw:end-shape="id26" draw:end-glue-point="3" svg:d="M11192 5072l1090 1594" svg:viewBox="0 0 1091 1595">
          <text:p/>
        </draw:connector>
        <draw:connector draw:style-name="gr7" draw:text-style-name="P1" draw:layer="layout" draw:type="line" svg:x1="11.208cm" svg:y1="8.056cm" svg:x2="12.267cm" svg:y2="2.19cm" draw:start-shape="id22" draw:start-glue-point="1" draw:end-shape="id27" draw:end-glue-point="3" svg:d="M11208 8056l1059-5866" svg:viewBox="0 0 1060 5867">
          <text:p/>
        </draw:connector>
        <draw:connector draw:style-name="gr7" draw:text-style-name="P1" draw:layer="layout" draw:type="line" svg:x1="11.225cm" svg:y1="8.064cm" svg:x2="12.282cm" svg:y2="4.316cm" draw:end-shape="id25" draw:end-glue-point="3" svg:d="M11225 8064l1057-3748" svg:viewBox="0 0 1058 3749">
          <text:p/>
        </draw:connector>
        <draw:connector draw:style-name="gr7" draw:text-style-name="P1" draw:layer="layout" draw:type="line" svg:x1="11.234cm" svg:y1="8.072cm" svg:x2="12.282cm" svg:y2="6.666cm" draw:end-shape="id26" draw:end-glue-point="3" svg:d="M11234 8072l1048-1406" svg:viewBox="0 0 1049 1407">
          <text:p/>
        </draw:connector>
        <draw:connector draw:style-name="gr7" draw:text-style-name="P1" draw:layer="layout" draw:type="line" svg:x1="13.452cm" svg:y1="2.206cm" svg:x2="14.017cm" svg:y2="2.206cm" draw:start-shape="id24" draw:start-glue-point="1" draw:end-shape="id28" draw:end-glue-point="3" svg:d="M13452 2206h565" svg:viewBox="0 0 566 1">
          <text:p/>
        </draw:connector>
        <draw:connector draw:style-name="gr7" draw:text-style-name="P1" draw:layer="layout" draw:type="line" svg:x1="13.453cm" svg:y1="4.316cm" svg:x2="14.017cm" svg:y2="4.316cm" draw:start-shape="id25" draw:end-shape="id29" draw:end-glue-point="3" svg:d="M13453 4316h564" svg:viewBox="0 0 565 1">
          <text:p/>
        </draw:connector>
        <draw:connector draw:style-name="gr7" draw:text-style-name="P1" draw:layer="layout" draw:type="line" svg:x1="13.452cm" svg:y1="6.666cm" svg:x2="14.017cm" svg:y2="6.666cm" draw:start-shape="id26" draw:start-glue-point="1" draw:end-shape="id30" draw:end-glue-point="3" svg:d="M13452 6666h565" svg:viewBox="0 0 566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7 20 13" svg:d="M0 20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cm" svg:stroke-color="#000000" draw:marker-start-width="0.25cm" draw:marker-start-center="false" draw:marker-end="Arrow_20_short" draw:marker-end-width="0.09cm" draw:marker-end-center="false" draw:stroke-linejoin="miter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end="Arrowheads_20_2" draw:marker-end-width="0.04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4T08:13:18.941289566</meta:creation-date>
    <dc:date>2023-11-24T09:10:59.189146580</dc:date>
    <meta:editing-duration>P1DT6H30M30S</meta:editing-duration>
    <meta:editing-cycles>51</meta:editing-cycles>
    <meta:generator>LibreOffice/7.3.7.2$Linux_X86_64 LibreOffice_project/30$Build-2</meta:generator>
    <meta:document-statistic meta:object-count="104"/>
  </office:meta>
</office:document-meta>
</file>

<file path=Object 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0/content.xml><?xml version="1.0" encoding="utf-8"?>
<math xmlns="http://www.w3.org/1998/Math/MathML" display="block">
  <semantics>
    <msubsup>
      <mi>z</mi>
      <mn>2</mn>
      <mrow>
        <mo fence="true" form="prefix" stretchy="false">(</mo>
        <mrow>
          <mn>1</mn>
        </mrow>
        <mo fence="true" form="postfix" stretchy="false">)</mo>
      </mrow>
    </msubsup>
    <annotation encoding="StarMath 5.0">z^{(1)}_2</annotation>
  </semantics>
</math>
</file>

<file path=Object 11/content.xml><?xml version="1.0" encoding="utf-8"?>
<math xmlns="http://www.w3.org/1998/Math/MathML" display="block">
  <semantics>
    <msubsup>
      <mi>z</mi>
      <mn>3</mn>
      <mrow>
        <mo fence="true" form="prefix" stretchy="false">(</mo>
        <mrow>
          <mn>1</mn>
        </mrow>
        <mo fence="true" form="postfix" stretchy="false">)</mo>
      </mrow>
    </msubsup>
    <annotation encoding="StarMath 5.0">z^{(1)}_3</annotation>
  </semantics>
</math>
</file>

<file path=Object 12/content.xml><?xml version="1.0" encoding="utf-8"?>
<math xmlns="http://www.w3.org/1998/Math/MathML" display="block">
  <semantics>
    <msubsup>
      <mi>z</mi>
      <msubsup>
        <mi>n</mi>
        <mi>n</mi>
        <mrow>
          <mo fence="true" form="prefix" stretchy="false">(</mo>
          <mrow>
            <mn>1</mn>
          </mrow>
          <mo fence="true" form="postfix" stretchy="false">)</mo>
        </mrow>
      </msubsup>
      <mrow>
        <mo fence="true" form="prefix" stretchy="false">(</mo>
        <mrow>
          <mn>1</mn>
        </mrow>
        <mo fence="true" form="postfix" stretchy="false">)</mo>
      </mrow>
    </msubsup>
    <annotation encoding="StarMath 5.0">z^{(1)}_{n_n^{(1)}}</annotation>
  </semantics>
</math>
</file>

<file path=Object 13/content.xml><?xml version="1.0" encoding="utf-8"?>
<math xmlns="http://www.w3.org/1998/Math/MathML" display="block">
  <semantics>
    <msubsup>
      <mi>a</mi>
      <mn>1</mn>
      <mrow>
        <mo fence="true" stretchy="false">(</mo>
        <mrow>
          <mn>1</mn>
        </mrow>
        <mo fence="true" stretchy="false">)</mo>
      </mrow>
    </msubsup>
    <annotation encoding="StarMath 5.0">a^{(1)}_1</annotation>
  </semantics>
</math>
</file>

<file path=Object 14/content.xml><?xml version="1.0" encoding="utf-8"?>
<math xmlns="http://www.w3.org/1998/Math/MathML" display="block">
  <semantics>
    <msubsup>
      <mi>a</mi>
      <mn>2</mn>
      <mrow>
        <mo fence="true" stretchy="false">(</mo>
        <mrow>
          <mn>1</mn>
        </mrow>
        <mo fence="true" stretchy="false">)</mo>
      </mrow>
    </msubsup>
    <annotation encoding="StarMath 5.0">a^{(1)}_2</annotation>
  </semantics>
</math>
</file>

<file path=Object 15/content.xml><?xml version="1.0" encoding="utf-8"?>
<math xmlns="http://www.w3.org/1998/Math/MathML" display="block">
  <semantics>
    <msubsup>
      <mi>a</mi>
      <mn>3</mn>
      <mrow>
        <mo fence="true" stretchy="false">(</mo>
        <mrow>
          <mn>1</mn>
        </mrow>
        <mo fence="true" stretchy="false">)</mo>
      </mrow>
    </msubsup>
    <annotation encoding="StarMath 5.0">a^{(1)}_3</annotation>
  </semantics>
</math>
</file>

<file path=Object 16/content.xml><?xml version="1.0" encoding="utf-8"?>
<math xmlns="http://www.w3.org/1998/Math/MathML" display="block">
  <semantics>
    <msubsup>
      <mi>a</mi>
      <msubsup>
        <mi>n</mi>
        <mi>n</mi>
        <mrow>
          <mo fence="true" form="prefix" stretchy="false">(</mo>
          <mrow>
            <mn>1</mn>
          </mrow>
          <mo fence="true" form="postfix" stretchy="false">)</mo>
        </mrow>
      </msubsup>
      <mrow>
        <mo fence="true" form="prefix" stretchy="false">(</mo>
        <mrow>
          <mn>1</mn>
        </mrow>
        <mo fence="true" form="postfix" stretchy="false">)</mo>
      </mrow>
    </msubsup>
    <annotation encoding="StarMath 5.0">a^{(1)}_{n_n^{(1)}}</annotation>
  </semantics>
</math>
</file>

<file path=Object 17/content.xml><?xml version="1.0" encoding="utf-8"?>
<math xmlns="http://www.w3.org/1998/Math/MathML" display="block">
  <semantics>
    <mo stretchy="false">⋮</mo>
    <annotation encoding="StarMath 5.0">dotsvert</annotation>
  </semantics>
</math>
</file>

<file path=Object 18/content.xml><?xml version="1.0" encoding="utf-8"?>
<math xmlns="http://www.w3.org/1998/Math/MathML" display="block">
  <semantics>
    <mo stretchy="false">⋮</mo>
    <annotation encoding="StarMath 5.0">dotsvert</annotation>
  </semantics>
</math>
</file>

<file path=Object 19/content.xml><?xml version="1.0" encoding="utf-8"?>
<math xmlns="http://www.w3.org/1998/Math/MathML" display="block">
  <semantics>
    <msubsup>
      <mi>a</mi>
      <msubsup>
        <mi>n</mi>
        <mi>n</mi>
        <mrow>
          <mo fence="true" form="prefix" stretchy="false">(</mo>
          <mrow>
            <msub>
              <mi>n</mi>
              <mi>h</mi>
            </msub>
          </mrow>
          <mo fence="true" form="postfix" stretchy="false">)</mo>
        </mrow>
      </msubsup>
      <mrow>
        <mo fence="true" form="prefix" stretchy="false">(</mo>
        <mrow>
          <msub>
            <mi>n</mi>
            <mi>h</mi>
          </msub>
        </mrow>
        <mo fence="true" form="postfix" stretchy="false">)</mo>
      </mrow>
    </msubsup>
    <annotation encoding="StarMath 5.0">a^{(n_h)}_{n_n^{(n_h)}}</annotation>
  </semantics>
</math>
</file>

<file path=Object 2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20/content.xml><?xml version="1.0" encoding="utf-8"?>
<math xmlns="http://www.w3.org/1998/Math/MathML" display="block">
  <semantics>
    <mo stretchy="false">⋮</mo>
    <annotation encoding="StarMath 5.0">dotsvert
</annotation>
  </semantics>
</math>
</file>

<file path=Object 21/content.xml><?xml version="1.0" encoding="utf-8"?>
<math xmlns="http://www.w3.org/1998/Math/MathML" display="block">
  <semantics>
    <msup>
      <mstyle mathvariant="bold">
        <mi>b</mi>
      </mstyle>
      <mrow>
        <mo fence="true" form="prefix" stretchy="false">(</mo>
        <mrow>
          <mn>1</mn>
        </mrow>
        <mo fence="true" form="postfix" stretchy="false">)</mo>
      </mrow>
    </msup>
    <annotation encoding="StarMath 5.0">{bold b}^{ (1) }</annotation>
  </semantics>
</math>
</file>

<file path=Object 22/content.xml><?xml version="1.0" encoding="utf-8"?>
<math xmlns="http://www.w3.org/1998/Math/MathML" display="block">
  <semantics>
    <msub>
      <mi>x</mi>
      <msub>
        <mi>n</mi>
        <mi>i</mi>
      </msub>
    </msub>
    <annotation encoding="StarMath 5.0">x_{n_i}</annotation>
  </semantics>
</math>
</file>

<file path=Object 23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24/content.xml><?xml version="1.0" encoding="utf-8"?>
<math xmlns="http://www.w3.org/1998/Math/MathML" display="block">
  <semantics>
    <msubsup>
      <mi>z</mi>
      <mn>2</mn>
      <mrow>
        <mo fence="true" form="prefix" stretchy="false">(</mo>
        <mrow>
          <mrow>
            <msub>
              <mi>n</mi>
              <mi>h</mi>
            </msub>
            <mo stretchy="false">+</mo>
            <mn>1</mn>
          </mrow>
        </mrow>
        <mo fence="true" form="postfix" stretchy="false">)</mo>
      </mrow>
    </msubsup>
    <annotation encoding="StarMath 5.0">z^{(n_h+1)}_2</annotation>
  </semantics>
</math>
</file>

<file path=Object 25/content.xml><?xml version="1.0" encoding="utf-8"?>
<math xmlns="http://www.w3.org/1998/Math/MathML" display="block">
  <semantics>
    <msup>
      <mstyle mathvariant="bold">
        <mi>b</mi>
      </mstyle>
      <mrow>
        <mo fence="true" form="prefix" stretchy="false">(</mo>
        <mrow>
          <mrow>
            <msub>
              <mi>n</mi>
              <mi>h</mi>
            </msub>
            <mo stretchy="false">+</mo>
            <mn>1</mn>
          </mrow>
        </mrow>
        <mo fence="true" form="postfix" stretchy="false">)</mo>
      </mrow>
    </msup>
    <annotation encoding="StarMath 5.0">{bold b}^{(n_h+1)}</annotation>
  </semantics>
</math>
</file>

<file path=Object 26/content.xml><?xml version="1.0" encoding="utf-8"?>
<math xmlns="http://www.w3.org/1998/Math/MathML" display="block">
  <semantics>
    <msup>
      <mi>W</mi>
      <mrow>
        <mo fence="true" form="prefix" stretchy="false">(</mo>
        <mrow>
          <mrow>
            <msub>
              <mi>n</mi>
              <mi>h</mi>
            </msub>
            <mo stretchy="false">+</mo>
            <mn>1</mn>
          </mrow>
        </mrow>
        <mo fence="true" form="postfix" stretchy="false">)</mo>
      </mrow>
    </msup>
    <annotation encoding="StarMath 5.0">W^{ (n_h+1) }</annotation>
  </semantics>
</math>
</file>

<file path=Object 27/content.xml><?xml version="1.0" encoding="utf-8"?>
<math xmlns="http://www.w3.org/1998/Math/MathML" display="block">
  <semantics>
    <mo stretchy="false">⋮</mo>
    <annotation encoding="StarMath 5.0">dotsvert</annotation>
  </semantics>
</math>
</file>

<file path=Object 28/content.xml><?xml version="1.0" encoding="utf-8"?>
<math xmlns="http://www.w3.org/1998/Math/MathML" display="block">
  <semantics>
    <mo stretchy="false">⋮</mo>
    <annotation encoding="StarMath 5.0">dotsvert</annotation>
  </semantics>
</math>
</file>

<file path=Object 29/content.xml><?xml version="1.0" encoding="utf-8"?>
<math xmlns="http://www.w3.org/1998/Math/MathML" display="block">
  <semantics>
    <msubsup>
      <mi>z</mi>
      <mn>1</mn>
      <mrow>
        <mo fence="true" form="prefix" stretchy="false">(</mo>
        <mrow>
          <msub>
            <mi>n</mi>
            <mi>h</mi>
          </msub>
        </mrow>
        <mo fence="true" form="postfix" stretchy="false">)</mo>
      </mrow>
    </msubsup>
    <annotation encoding="StarMath 5.0">z^{(n_h)}_1</annotation>
  </semantics>
</math>
</file>

<file path=Object 3/content.xml><?xml version="1.0" encoding="utf-8"?>
<math xmlns="http://www.w3.org/1998/Math/MathML" display="block">
  <semantics>
    <msub>
      <mi>x</mi>
      <mn>2</mn>
    </msub>
    <annotation encoding="StarMath 5.0">x_2
</annotation>
  </semantics>
</math>
</file>

<file path=Object 30/content.xml><?xml version="1.0" encoding="utf-8"?>
<math xmlns="http://www.w3.org/1998/Math/MathML" display="block">
  <semantics>
    <msubsup>
      <mi>z</mi>
      <mn>2</mn>
      <mrow>
        <mo fence="true" form="prefix" stretchy="false">(</mo>
        <mrow>
          <msub>
            <mi>n</mi>
            <mi>h</mi>
          </msub>
        </mrow>
        <mo fence="true" form="postfix" stretchy="false">)</mo>
      </mrow>
    </msubsup>
    <annotation encoding="StarMath 5.0">z^{(n_h)}_2</annotation>
  </semantics>
</math>
</file>

<file path=Object 31/content.xml><?xml version="1.0" encoding="utf-8"?>
<math xmlns="http://www.w3.org/1998/Math/MathML" display="block">
  <semantics>
    <msubsup>
      <mi>z</mi>
      <mn>3</mn>
      <mrow>
        <mo fence="true" form="prefix" stretchy="false">(</mo>
        <mrow>
          <msub>
            <mi>n</mi>
            <mi>h</mi>
          </msub>
        </mrow>
        <mo fence="true" form="postfix" stretchy="false">)</mo>
      </mrow>
    </msubsup>
    <annotation encoding="StarMath 5.0">z^{(n_h)}_3</annotation>
  </semantics>
</math>
</file>

<file path=Object 32/content.xml><?xml version="1.0" encoding="utf-8"?>
<math xmlns="http://www.w3.org/1998/Math/MathML" display="block">
  <semantics>
    <msubsup>
      <mi>z</mi>
      <msubsup>
        <mi>n</mi>
        <mi>n</mi>
        <mrow>
          <mo fence="true" form="prefix" stretchy="false">(</mo>
          <mrow>
            <msub>
              <mi>n</mi>
              <mi>h</mi>
            </msub>
          </mrow>
          <mo fence="true" form="postfix" stretchy="false">)</mo>
        </mrow>
      </msubsup>
      <mrow>
        <mo fence="true" form="prefix" stretchy="false">(</mo>
        <mrow>
          <msub>
            <mi>n</mi>
            <mi>h</mi>
          </msub>
        </mrow>
        <mo fence="true" form="postfix" stretchy="false">)</mo>
      </mrow>
    </msubsup>
    <annotation encoding="StarMath 5.0">z^{(n_h)}_{n_n^{(n_h)}}</annotation>
  </semantics>
</math>
</file>

<file path=Object 33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4/content.xml><?xml version="1.0" encoding="utf-8"?>
<math xmlns="http://www.w3.org/1998/Math/MathML" display="block">
  <semantics>
    <mo stretchy="false">⋯</mo>
    <annotation encoding="StarMath 5.0">dotsaxis </annotation>
  </semantics>
</math>
</file>

<file path=Object 35/content.xml><?xml version="1.0" encoding="utf-8"?>
<math xmlns="http://www.w3.org/1998/Math/MathML" display="block">
  <semantics>
    <msup>
      <mstyle mathvariant="bold">
        <mi>b</mi>
      </mstyle>
      <mrow>
        <mo fence="true" form="prefix" stretchy="false">(</mo>
        <mrow>
          <msub>
            <mi>n</mi>
            <mi>h</mi>
          </msub>
        </mrow>
        <mo fence="true" form="postfix" stretchy="false">)</mo>
      </mrow>
    </msup>
    <annotation encoding="StarMath 5.0">{bold b}^{ (n_h) }</annotation>
  </semantics>
</math>
</file>

<file path=Object 36/content.xml><?xml version="1.0" encoding="utf-8"?>
<math xmlns="http://www.w3.org/1998/Math/MathML" display="block">
  <semantics>
    <msup>
      <mi>W</mi>
      <mrow>
        <mo fence="true" form="prefix" stretchy="false">(</mo>
        <mrow>
          <msub>
            <mi>n</mi>
            <mi>h</mi>
          </msub>
        </mrow>
        <mo fence="true" form="postfix" stretchy="false">)</mo>
      </mrow>
    </msup>
    <annotation encoding="StarMath 5.0">W^{ (n_h) }</annotation>
  </semantics>
</math>
</file>

<file path=Object 37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8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39/content.xml><?xml version="1.0" encoding="utf-8"?>
<math xmlns="http://www.w3.org/1998/Math/MathML" display="block">
  <semantics>
    <msubsup>
      <mi>z</mi>
      <mn>1</mn>
      <mrow>
        <mo fence="true" form="prefix" stretchy="false">(</mo>
        <mrow>
          <mrow>
            <msub>
              <mi>n</mi>
              <mi>h</mi>
            </msub>
            <mo stretchy="false">+</mo>
            <mn>1</mn>
          </mrow>
        </mrow>
        <mo fence="true" form="postfix" stretchy="false">)</mo>
      </mrow>
    </msubsup>
    <annotation encoding="StarMath 5.0">z^{(n_h+1)}_1</annotation>
  </semantics>
</math>
</file>

<file path=Object 4/content.xml><?xml version="1.0" encoding="utf-8"?>
<math xmlns="http://www.w3.org/1998/Math/MathML" display="block">
  <semantics>
    <msup>
      <mi>W</mi>
      <mrow>
        <mo fence="true" stretchy="false">(</mo>
        <mrow>
          <mn>1</mn>
        </mrow>
        <mo fence="true" stretchy="false">)</mo>
      </mrow>
    </msup>
    <annotation encoding="StarMath 5.0">W^{ (1) }</annotation>
  </semantics>
</math>
</file>

<file path=Object 40/content.xml><?xml version="1.0" encoding="utf-8"?>
<math xmlns="http://www.w3.org/1998/Math/MathML" display="block">
  <semantics>
    <msub>
      <mi>y</mi>
      <msub>
        <mi>n</mi>
        <mi>o</mi>
      </msub>
    </msub>
    <annotation encoding="StarMath 5.0">y_{n_o}</annotation>
  </semantics>
</math>
</file>

<file path=Object 41/content.xml><?xml version="1.0" encoding="utf-8"?>
<math xmlns="http://www.w3.org/1998/Math/MathML" display="block">
  <semantics>
    <msubsup>
      <mi>z</mi>
      <msub>
        <mi>n</mi>
        <mi>o</mi>
      </msub>
      <mrow>
        <mo fence="true" form="prefix" stretchy="false">(</mo>
        <mrow>
          <mrow>
            <msub>
              <mi>n</mi>
              <mi>h</mi>
            </msub>
            <mo stretchy="false">+</mo>
            <mn>1</mn>
          </mrow>
        </mrow>
        <mo fence="true" form="postfix" stretchy="false">)</mo>
      </mrow>
    </msubsup>
    <annotation encoding="StarMath 5.0">z^{(n_h+1)}_{n_o}</annotation>
  </semantics>
</math>
</file>

<file path=Object 5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6/content.xml><?xml version="1.0" encoding="utf-8"?>
<math xmlns="http://www.w3.org/1998/Math/MathML" display="block">
  <semantics>
    <msubsup>
      <mi>a</mi>
      <mn>1</mn>
      <mrow>
        <mo fence="true" form="prefix" stretchy="false">(</mo>
        <mrow>
          <msub>
            <mi>n</mi>
            <mi>h</mi>
          </msub>
        </mrow>
        <mo fence="true" form="postfix" stretchy="false">)</mo>
      </mrow>
    </msubsup>
    <annotation encoding="StarMath 5.0">a^{(n_h)}_1</annotation>
  </semantics>
</math>
</file>

<file path=Object 7/content.xml><?xml version="1.0" encoding="utf-8"?>
<math xmlns="http://www.w3.org/1998/Math/MathML" display="block">
  <semantics>
    <msubsup>
      <mi>a</mi>
      <mn>2</mn>
      <mrow>
        <mo fence="true" form="prefix" stretchy="false">(</mo>
        <mrow>
          <msub>
            <mi>n</mi>
            <mi>h</mi>
          </msub>
        </mrow>
        <mo fence="true" form="postfix" stretchy="false">)</mo>
      </mrow>
    </msubsup>
    <annotation encoding="StarMath 5.0">a^{(n_h)}_2</annotation>
  </semantics>
</math>
</file>

<file path=Object 8/content.xml><?xml version="1.0" encoding="utf-8"?>
<math xmlns="http://www.w3.org/1998/Math/MathML" display="block">
  <semantics>
    <msubsup>
      <mi>a</mi>
      <mn>3</mn>
      <mrow>
        <mo fence="true" form="prefix" stretchy="false">(</mo>
        <mrow>
          <msub>
            <mi>n</mi>
            <mi>h</mi>
          </msub>
        </mrow>
        <mo fence="true" form="postfix" stretchy="false">)</mo>
      </mrow>
    </msubsup>
    <annotation encoding="StarMath 5.0">a^{(n_h)}_3</annotation>
  </semantics>
</math>
</file>

<file path=Object 9/content.xml><?xml version="1.0" encoding="utf-8"?>
<math xmlns="http://www.w3.org/1998/Math/MathML" display="block">
  <semantics>
    <msubsup>
      <mi>z</mi>
      <mn>1</mn>
      <mrow>
        <mo fence="true" form="prefix" stretchy="false">(</mo>
        <mrow>
          <mn>1</mn>
        </mrow>
        <mo fence="true" form="postfix" stretchy="false">)</mo>
      </mrow>
    </msubsup>
    <annotation encoding="StarMath 5.0">z^{(1)}_1</annotation>
  </semantics>
</math>
</file>